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1.896cm" style:rel-column-width="29826*"/>
    </style:style>
    <style:style style:name="Table8.B" style:family="table-column">
      <style:table-column-properties style:column-width="14.242cm" style:rel-column-width="35709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B4" style:family="table-cell">
      <style:table-cell-properties fo:padding="0.097cm" fo:border-left="0.5pt solid #000000" fo:border-right="0.5pt solid #000000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0.5pt solid #000000" fo:border-top="none" fo:border-bottom="0.5pt solid #000000"/>
    </style:style>
    <style:style style:name="Table8.A6" style:family="table-cell">
      <style:table-cell-properties fo:padding="0.097cm" fo:border-left="0.5pt solid #000000" fo:border-right="none" fo:border-top="none" fo:border-bottom="0.5pt solid #000000"/>
    </style:style>
    <style:style style:name="Table8.B6" style:family="table-cell">
      <style:table-cell-properties fo:padding="0.097cm" fo:border-left="0.5pt solid #000000" fo:border-right="0.5pt solid #000000" fo:border-top="none" fo:border-bottom="0.5pt solid #000000"/>
    </style:style>
    <style:style style:name="Table8.A7" style:family="table-cell">
      <style:table-cell-properties fo:padding="0.097cm" fo:border-left="0.5pt solid #000000" fo:border-right="none" fo:border-top="none" fo:border-bottom="0.5pt solid #000000"/>
    </style:style>
    <style:style style:name="Table8.B7" style:family="table-cell">
      <style:table-cell-properties fo:padding="0.097cm" fo:border-left="0.5pt solid #000000" fo:border-right="0.5pt solid #000000" fo:border-top="none" fo:border-bottom="0.5pt solid #000000"/>
    </style:style>
    <style:style style:name="Table8.A8" style:family="table-cell">
      <style:table-cell-properties fo:padding="0.097cm" fo:border-left="0.5pt solid #000000" fo:border-right="none" fo:border-top="none" fo:border-bottom="0.5pt solid #000000"/>
    </style:style>
    <style:style style:name="Table8.B8" style:family="table-cell">
      <style:table-cell-properties fo:padding="0.097cm" fo:border-left="0.5pt solid #000000" fo:border-right="0.5pt solid #000000" fo:border-top="none" fo:border-bottom="0.5pt solid #000000"/>
    </style:style>
    <style:style style:name="Table8.A9" style:family="table-cell">
      <style:table-cell-properties fo:padding="0.097cm" fo:border-left="0.5pt solid #000000" fo:border-right="none" fo:border-top="none" fo:border-bottom="0.5pt solid #000000"/>
    </style:style>
    <style:style style:name="Table8.B9" style:family="table-cell">
      <style:table-cell-properties fo:padding="0.097cm" fo:border-left="0.5pt solid #000000" fo:border-right="0.5pt solid #000000" fo:border-top="none" fo:border-bottom="0.5pt solid #000000"/>
    </style:style>
    <style:style style:name="Table8.A10" style:family="table-cell">
      <style:table-cell-properties fo:padding="0.097cm" fo:border-left="0.5pt solid #000000" fo:border-right="none" fo:border-top="none" fo:border-bottom="0.5pt solid #000000"/>
    </style:style>
    <style:style style:name="Table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.A11" style:family="table-cell">
      <style:table-cell-properties fo:padding="0.097cm" fo:border-left="0.5pt solid #000000" fo:border-right="none" fo:border-top="none" fo:border-bottom="0.5pt solid #000000"/>
    </style:style>
    <style:style style:name="Table8.B11" style:family="table-cell">
      <style:table-cell-properties fo:padding="0.097cm" fo:border-left="0.5pt solid #000000" fo:border-right="0.5pt solid #000000" fo:border-top="none" fo:border-bottom="0.5pt solid #000000"/>
    </style:style>
    <style:style style:name="Table8.A12" style:family="table-cell">
      <style:table-cell-properties fo:padding="0.097cm" fo:border-left="0.5pt solid #000000" fo:border-right="none" fo:border-top="none" fo:border-bottom="0.5pt solid #000000"/>
    </style:style>
    <style:style style:name="Table8.B12" style:family="table-cell">
      <style:table-cell-properties fo:padding="0.097cm" fo:border-left="0.5pt solid #000000" fo:border-right="0.5pt solid #000000" fo:border-top="none" fo:border-bottom="0.5pt solid #000000"/>
    </style:style>
    <style:style style:name="Table8.A13" style:family="table-cell">
      <style:table-cell-properties fo:padding="0.097cm" fo:border-left="0.5pt solid #000000" fo:border-right="none" fo:border-top="none" fo:border-bottom="0.5pt solid #000000"/>
    </style:style>
    <style:style style:name="Table8.B13" style:family="table-cell">
      <style:table-cell-properties fo:padding="0.097cm" fo:border-left="0.5pt solid #000000" fo:border-right="0.5pt solid #000000" fo:border-top="none" fo:border-bottom="0.5pt solid #000000"/>
    </style:style>
    <style:style style:name="Table8.A14" style:family="table-cell">
      <style:table-cell-properties fo:padding="0.097cm" fo:border-left="0.5pt solid #000000" fo:border-right="none" fo:border-top="none" fo:border-bottom="0.5pt solid #000000"/>
    </style:style>
    <style:style style:name="Table8.B14" style:family="table-cell">
      <style:table-cell-properties fo:padding="0.097cm" fo:border-left="0.5pt solid #000000" fo:border-right="0.5pt solid #000000" fo:border-top="none" fo:border-bottom="0.5pt solid #000000"/>
    </style:style>
    <style:style style:name="Table8.A15" style:family="table-cell">
      <style:table-cell-properties fo:padding="0.097cm" fo:border-left="0.5pt solid #000000" fo:border-right="none" fo:border-top="none" fo:border-bottom="0.5pt solid #000000"/>
    </style:style>
    <style:style style:name="Table8.B15" style:family="table-cell">
      <style:table-cell-properties fo:padding="0.097cm" fo:border-left="0.5pt solid #000000" fo:border-right="0.5pt solid #000000" fo:border-top="none" fo:border-bottom="0.5pt solid #000000"/>
    </style:style>
    <style:style style:name="Table8.A16" style:family="table-cell">
      <style:table-cell-properties fo:padding="0.097cm" fo:border-left="0.5pt solid #000000" fo:border-right="none" fo:border-top="none" fo:border-bottom="0.5pt solid #000000"/>
    </style:style>
    <style:style style:name="Table8.B16" style:family="table-cell">
      <style:table-cell-properties fo:padding="0.097cm" fo:border-left="0.5pt solid #000000" fo:border-right="0.5pt solid #000000" fo:border-top="none" fo:border-bottom="0.5pt solid #000000"/>
    </style:style>
    <style:style style:name="Table8.A17" style:family="table-cell">
      <style:table-cell-properties fo:padding="0.097cm" fo:border-left="0.5pt solid #000000" fo:border-right="none" fo:border-top="none" fo:border-bottom="0.5pt solid #000000"/>
    </style:style>
    <style:style style:name="Table8.B17" style:family="table-cell">
      <style:table-cell-properties fo:padding="0.097cm" fo:border-left="0.5pt solid #000000" fo:border-right="0.5pt solid #000000" fo:border-top="none" fo:border-bottom="0.5pt solid #000000"/>
    </style:style>
    <style:style style:name="Table8.A18" style:family="table-cell">
      <style:table-cell-properties fo:padding="0.097cm" fo:border-left="0.5pt solid #000000" fo:border-right="none" fo:border-top="none" fo:border-bottom="0.5pt solid #000000"/>
    </style:style>
    <style:style style:name="Table8.B18" style:family="table-cell">
      <style:table-cell-properties fo:padding="0.097cm" fo:border-left="0.5pt solid #000000" fo:border-right="0.5pt solid #000000" fo:border-top="none" fo:border-bottom="0.5pt solid #000000"/>
    </style:style>
    <style:style style:name="Table8.19" style:family="table-row">
      <style:table-row-properties style:min-row-height="0.577cm"/>
    </style:style>
    <style:style style:name="Table8.A19" style:family="table-cell">
      <style:table-cell-properties fo:padding="0.097cm" fo:border-left="0.5pt solid #000000" fo:border-right="none" fo:border-top="none" fo:border-bottom="0.5pt solid #000000"/>
    </style:style>
    <style:style style:name="Table8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officeooo:paragraph-rsid="00cdb627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Heading">
      <style:text-properties officeooo:paragraph-rsid="00f96f63"/>
    </style:style>
    <style:style style:name="P105" style:family="paragraph" style:parent-style-name="Table_20_Contents">
      <style:text-properties officeooo:paragraph-rsid="00c7f6dc"/>
    </style:style>
    <style:style style:name="P106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07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3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4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6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18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19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0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2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3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4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27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28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2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3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4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7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38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39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e772a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1" style:family="paragraph" style:parent-style-name="Table_20_Contents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42" style:family="paragraph" style:parent-style-name="Table_20_Contents">
      <style:text-properties style:font-name="Courier New" fo:font-size="10pt" fo:language="zxx" fo:country="none" officeooo:paragraph-rsid="02213477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Table_20_Contents">
      <style:text-properties style:font-name="Courier New" fo:font-size="10pt" fo:language="zxx" fo:country="none" officeooo:paragraph-rsid="022f25aa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Preformatted_20_Text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Preformatted_20_Text">
      <style:text-properties officeooo:paragraph-rsid="01e772a3"/>
    </style:style>
    <style:style style:name="P146" style:family="paragraph" style:parent-style-name="Table_20_Contents">
      <style:text-properties style:font-name="Courier New" fo:font-size="10pt" fo:language="zxx" fo:country="none" fo:font-weight="normal" officeooo:rsid="01a363c6" officeooo:paragraph-rsid="01e772a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7" style:family="paragraph" style:parent-style-name="Preformatted_20_Text">
      <style:text-properties officeooo:paragraph-rsid="02c21140"/>
    </style:style>
    <style:style style:name="P148" style:family="paragraph" style:parent-style-name="Preformatted_20_Text">
      <style:text-properties officeooo:paragraph-rsid="02261916"/>
    </style:style>
    <style:style style:name="P149" style:family="paragraph" style:parent-style-name="Table_20_Contents">
      <style:text-properties style:font-name="Courier New" fo:font-size="10pt" fo:language="zxx" fo:country="none" officeooo:paragraph-rsid="025181b0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able_20_Contents">
      <style:text-properties style:font-name="Courier New" fo:font-size="10pt" fo:language="zxx" fo:country="none" officeooo:paragraph-rsid="02a91027" style:font-size-asian="10pt" style:language-asian="zxx" style:country-asian="none" style:font-size-complex="10pt" style:language-complex="zxx" style:country-complex="none"/>
    </style:style>
    <style:style style:name="P151" style:family="paragraph" style:parent-style-name="Table_20_Contents">
      <style:text-properties style:font-name="Courier New" fo:font-size="10pt" fo:language="zxx" fo:country="none" officeooo:paragraph-rsid="02ad62bc" style:font-size-asian="10pt" style:language-asian="zxx" style:country-asian="none" style:font-size-complex="10pt" style:language-complex="zxx" style:country-complex="none"/>
    </style:style>
    <style:style style:name="P152" style:family="paragraph" style:parent-style-name="Table_20_Contents">
      <style:text-properties style:font-name="Courier New" fo:font-size="10pt" fo:language="zxx" fo:country="none" officeooo:paragraph-rsid="02b695c1" style:font-size-asian="10pt" style:language-asian="zxx" style:country-asian="none" style:font-size-complex="10pt" style:language-complex="zxx" style:country-complex="none"/>
    </style:style>
    <style:style style:name="P153" style:family="paragraph" style:parent-style-name="Table_20_Contents">
      <style:text-properties style:font-name="Courier New" fo:font-size="10pt" fo:language="zxx" fo:country="none" officeooo:paragraph-rsid="025e7f45" style:font-size-asian="10pt" style:language-asian="zxx" style:country-asian="none" style:font-size-complex="10pt" style:language-complex="zxx" style:country-complex="none"/>
    </style:style>
    <style:style style:name="P154" style:family="paragraph" style:parent-style-name="Table_20_Contents">
      <style:text-properties style:font-name="Courier New" fo:font-size="10pt" fo:language="zxx" fo:country="none" officeooo:paragraph-rsid="0296a4db" style:font-size-asian="10pt" style:language-asian="zxx" style:country-asian="none" style:font-size-complex="10pt" style:language-complex="zxx" style:country-complex="none"/>
    </style:style>
    <style:style style:name="P155" style:family="paragraph" style:parent-style-name="Table_20_Contents">
      <style:text-properties style:font-name="Courier New" fo:font-size="10pt" fo:language="zxx" fo:country="none" officeooo:paragraph-rsid="020fbee0" style:font-size-asian="10pt" style:language-asian="zxx" style:country-asian="none" style:font-size-complex="10pt" style:language-complex="zxx" style:country-complex="none"/>
    </style:style>
    <style:style style:name="P156" style:family="paragraph" style:parent-style-name="Table_20_Contents">
      <style:text-properties style:font-name="Courier New" fo:font-size="10pt" fo:language="zxx" fo:country="none" officeooo:paragraph-rsid="02f69ac1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Standard">
      <style:text-properties fo:language="zxx" fo:country="none" officeooo:paragraph-rsid="01e772a3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309a651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307fe54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style:font-name="Courier New" officeooo:rsid="00cc3a00"/>
    </style:style>
    <style:style style:name="T5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officeooo:rsid="01091322"/>
    </style:style>
    <style:style style:name="T67" style:family="text">
      <style:text-properties style:font-name="Courier New" fo:font-size="10pt" style:font-size-asian="10pt" style:font-size-complex="10pt"/>
    </style:style>
    <style:style style:name="T68" style:family="text">
      <style:text-properties officeooo:rsid="0103f236"/>
    </style:style>
    <style:style style:name="T69" style:family="text">
      <style:text-properties officeooo:rsid="01392d14"/>
    </style:style>
    <style:style style:name="T70" style:family="text">
      <style:text-properties officeooo:rsid="0135a488"/>
    </style:style>
    <style:style style:name="T71" style:family="text">
      <style:text-properties officeooo:rsid="01380f40"/>
    </style:style>
    <style:style style:name="T72" style:family="text">
      <style:text-properties officeooo:rsid="0139253b"/>
    </style:style>
    <style:style style:name="T73" style:family="text">
      <style:text-properties officeooo:rsid="0168ee45"/>
    </style:style>
    <style:style style:name="T74" style:family="text">
      <style:text-properties officeooo:rsid="01392ef2"/>
    </style:style>
    <style:style style:name="T75" style:family="text">
      <style:text-properties officeooo:rsid="013791af"/>
    </style:style>
    <style:style style:name="T76" style:family="text">
      <style:text-properties officeooo:rsid="0142d9f5"/>
    </style:style>
    <style:style style:name="T77" style:family="text">
      <style:text-properties officeooo:rsid="01554319"/>
    </style:style>
    <style:style style:name="T78" style:family="text">
      <style:text-properties officeooo:rsid="013d0157"/>
    </style:style>
    <style:style style:name="T79" style:family="text">
      <style:text-properties officeooo:rsid="013f6bc5"/>
    </style:style>
    <style:style style:name="T80" style:family="text">
      <style:text-properties officeooo:rsid="01412c79"/>
    </style:style>
    <style:style style:name="T81" style:family="text">
      <style:text-properties officeooo:rsid="016453ff"/>
    </style:style>
    <style:style style:name="T82" style:family="text">
      <style:text-properties officeooo:rsid="01624e20"/>
    </style:style>
    <style:style style:name="T83" style:family="text">
      <style:text-properties officeooo:rsid="016fa2ff"/>
    </style:style>
    <style:style style:name="T84" style:family="text">
      <style:text-properties fo:font-style="italic" officeooo:rsid="02261916" style:font-style-asian="italic" style:font-style-complex="italic"/>
    </style:style>
    <style:style style:name="T85" style:family="text">
      <style:text-properties officeooo:rsid="02261916"/>
    </style:style>
    <style:style style:name="T86" style:family="text">
      <style:text-properties fo:font-style="italic" officeooo:rsid="022c8aea" style:font-style-asian="italic" style:font-style-complex="italic"/>
    </style:style>
    <style:style style:name="T87" style:family="text">
      <style:text-properties officeooo:rsid="022c8aea"/>
    </style:style>
    <style:style style:name="T88" style:family="text">
      <style:text-properties officeooo:rsid="0106d6bb"/>
    </style:style>
    <style:style style:name="T89" style:family="text">
      <style:text-properties fo:font-style="italic" officeooo:rsid="022f25aa" style:font-style-asian="italic" style:font-style-complex="italic"/>
    </style:style>
    <style:style style:name="T90" style:family="text">
      <style:text-properties officeooo:rsid="022f25aa"/>
    </style:style>
    <style:style style:name="T91" style:family="text">
      <style:text-properties officeooo:rsid="02408397"/>
    </style:style>
    <style:style style:name="T92" style:family="text">
      <style:text-properties officeooo:rsid="0194577a"/>
    </style:style>
    <style:style style:name="T93" style:family="text">
      <style:text-properties officeooo:rsid="018f5d2c"/>
    </style:style>
    <style:style style:name="T94" style:family="text">
      <style:text-properties officeooo:rsid="024bbbcf"/>
    </style:style>
    <style:style style:name="T95" style:family="text">
      <style:text-properties officeooo:rsid="01b1624f"/>
    </style:style>
    <style:style style:name="T96" style:family="text">
      <style:text-properties officeooo:rsid="01910599"/>
    </style:style>
    <style:style style:name="T97" style:family="text">
      <style:text-properties officeooo:rsid="01907f3d"/>
    </style:style>
    <style:style style:name="T98" style:family="text">
      <style:text-properties style:font-name="Courier New" officeooo:rsid="01a363c6"/>
    </style:style>
    <style:style style:name="T99" style:family="text">
      <style:text-properties style:font-name="Courier New" officeooo:rsid="02c21140"/>
    </style:style>
    <style:style style:name="T100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01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2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103" style:family="text">
      <style:text-properties officeooo:rsid="01ab4808"/>
    </style:style>
    <style:style style:name="T104" style:family="text">
      <style:text-properties officeooo:rsid="024e072c"/>
    </style:style>
    <style:style style:name="T105" style:family="text">
      <style:text-properties officeooo:rsid="01a7c96b"/>
    </style:style>
    <style:style style:name="T106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107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officeooo:rsid="02c21140" style:font-size-asian="10pt" style:language-asian="zxx" style:country-asian="none" style:font-size-complex="10pt" style:language-complex="zxx" style:country-complex="none"/>
    </style:style>
    <style:style style:name="T109" style:family="text">
      <style:text-properties style:font-name="Courier New" fo:font-size="10pt" fo:language="zxx" fo:country="none" fo:font-style="italic" officeooo:rsid="0226191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0" style:family="text">
      <style:text-properties style:font-name="Courier New" fo:font-size="10pt" fo:language="zxx" fo:country="none" fo:font-style="italic" officeooo:rsid="023fb2e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1" style:family="text">
      <style:text-properties style:font-name="Courier New" fo:font-size="10pt" fo:language="zxx" fo:country="none" fo:font-style="italic" officeooo:rsid="023e668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2" style:family="text">
      <style:text-properties officeooo:rsid="024e0cfa"/>
    </style:style>
    <style:style style:name="T113" style:family="text">
      <style:text-properties officeooo:rsid="024e481d"/>
    </style:style>
    <style:style style:name="T114" style:family="text">
      <style:text-properties officeooo:rsid="0251cfea"/>
    </style:style>
    <style:style style:name="T115" style:family="text">
      <style:text-properties officeooo:rsid="027fb2f2"/>
    </style:style>
    <style:style style:name="T116" style:family="text">
      <style:text-properties officeooo:rsid="02772d08"/>
    </style:style>
    <style:style style:name="T117" style:family="text">
      <style:text-properties officeooo:rsid="02b695c1"/>
    </style:style>
    <style:style style:name="T118" style:family="text">
      <style:text-properties officeooo:rsid="02b7cdea"/>
    </style:style>
    <style:style style:name="T119" style:family="text">
      <style:text-properties officeooo:rsid="025d52a3"/>
    </style:style>
    <style:style style:name="T120" style:family="text">
      <style:text-properties officeooo:rsid="00bf0abc"/>
    </style:style>
    <style:style style:name="T121" style:family="text">
      <style:text-properties officeooo:rsid="025fea1e"/>
    </style:style>
    <style:style style:name="T122" style:family="text">
      <style:text-properties officeooo:rsid="0262a743"/>
    </style:style>
    <style:style style:name="T123" style:family="text">
      <style:text-properties officeooo:rsid="028cb9b8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2772d0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97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98"/>
            <text:p text:style-name="P99">X</text:p>
            <text:p text:style-name="P100"/>
          </table:table-cell>
          <table:table-cell table:style-name="Table10.A2" table:number-rows-spanned="3" office:value-type="string">
            <text:p text:style-name="P99">Y</text:p>
          </table:table-cell>
          <table:table-cell table:style-name="Table10.A2" office:value-type="string">
            <text:p text:style-name="P101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1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6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02"><text:a xlink:type="simple" xlink:href="https://tc39.es/ecma262/multipage/abstract-operations.html#sec-samevalue" text:style-name="Internet_20_link" text:visited-style-name="Visited_20_Internet_20_Link"><text:span text:style-name="Source_20_Text"><text:span text:style-name="T57">Same-value</text:span></text:span></text:a></text:p>
          </table:table-cell>
          <table:table-cell table:style-name="Table10.F2" office:value-type="string">
            <text:p text:style-name="P102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7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3"><text:span text:style-name="Source_20_Text"><text:span text:style-name="T58">X </text:span></text:span><text:span text:style-name="Source_20_Text"><text:span text:style-name="T57">== </text:span></text:span><text:span text:style-name="Source_20_Text"><text:span text:style-name="T58">Y</text:span></text:span></text:p>
          </table:table-cell>
          <table:table-cell table:style-name="Table10.A2" table:number-rows-spanned="2" office:value-type="string">
            <text:p text:style-name="P103"><text:span text:style-name="Source_20_Text"><text:span text:style-name="T58">X </text:span></text:span><text:span text:style-name="Source_20_Text"><text:span text:style-name="T57">=== </text:span></text:span><text:span text:style-name="Source_20_Text"><text:span text:style-name="T58">Y</text:span></text:span></text:p>
          </table:table-cell>
          <table:table-cell table:style-name="Table10.A2" table:number-rows-spanned="2" office:value-type="string">
            <text:p text:style-name="P103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9">Object.is(</text:span></text:span><text:span text:style-name="Source_20_Text"><text:span text:style-name="T60">X</text:span></text:span><text:span text:style-name="Source_20_Text"><text:span text:style-name="T59">, </text:span></text:span><text:span text:style-name="Source_20_Text"><text:span text:style-name="T60">Y</text:span></text:span><text:span text:style-name="Source_20_Text"><text:span text:style-name="T59">)</text:span></text:span></text:a></text:p>
          </table:table-cell>
          <table:table-cell table:style-name="Table10.F2" office:value-type="string">
            <text:p text:style-name="P103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1">[</text:span></text:span><text:span text:style-name="Source_20_Text"><text:span text:style-name="T62">X</text:span></text:span><text:span text:style-name="Source_20_Text"><text:span text:style-name="T61">].includes(</text:span></text:span><text:span text:style-name="Source_20_Text"><text:span text:style-name="T62">Y</text:span></text:span><text:span text:style-name="Source_20_Text"><text:span text:style-name="T61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4"><text:span text:style-name="Source_20_Text"><text:span text:style-name="T63">X === Y</text:span></text:span><text:span text:style-name="Source_20_Text"><text:span text:style-name="T64"> || (</text:span></text:span><text:span text:style-name="Source_20_Text"><text:span text:style-name="T63">X</text:span></text:span><text:span text:style-name="Source_20_Text"><text:span text:style-name="T64"> !== </text:span></text:span><text:span text:style-name="Source_20_Text"><text:span text:style-name="T63">X</text:span></text:span><text:span text:style-name="Source_20_Text"><text:span text:style-name="T64"> &amp;&amp; </text:span></text:span><text:span text:style-name="Source_20_Text"><text:span text:style-name="T63">Y</text:span></text:span><text:span text:style-name="Source_20_Text"><text:span text:style-name="T64"> !== </text:span></text:span><text:span text:style-name="Source_20_Text"><text:span text:style-name="T63">Y</text:span></text:span><text:span text:style-name="Source_20_Text"><text:span text:style-name="T64">)</text:span></text:span></text:p>
          </table:table-cell>
        </table:table-row>
        <table:table-row>
          <table:table-cell table:style-name="Table10.A5" office:value-type="string">
            <text:p text:style-name="P105"><text:span text:style-name="Source_20_Text"><text:span text:style-name="T65">undefined</text:span></text:span></text:p>
          </table:table-cell>
          <table:table-cell table:style-name="Table10.B5" office:value-type="string">
            <text:p text:style-name="P105"><text:span text:style-name="Source_20_Text"><text:span text:style-name="T65">undefined</text:span></text:span></text:p>
          </table:table-cell>
          <table:table-cell table:style-name="Table10.C5" office:value-type="string">
            <text:p text:style-name="P106"><text:span text:style-name="Source_20_Text"><text:span text:style-name="T65">✅ true </text:span></text:span></text:p>
          </table:table-cell>
          <table:table-cell table:style-name="Table10.D5" office:value-type="string">
            <text:p text:style-name="P106"><text:span text:style-name="Source_20_Text"><text:span text:style-name="T65">✅ true </text:span></text:span></text:p>
          </table:table-cell>
          <table:table-cell table:style-name="Table10.E5" office:value-type="string">
            <text:p text:style-name="P106"><text:span text:style-name="Source_20_Text"><text:span text:style-name="T65">✅ true </text:span></text:span></text:p>
          </table:table-cell>
          <table:table-cell table:style-name="Table10.F5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ull</text:span></text:span></text:p>
          </table:table-cell>
          <table:table-cell table:style-name="Table10.B6" office:value-type="string">
            <text:p text:style-name="P105"><text:span text:style-name="Source_20_Text"><text:span text:style-name="T65">null</text:span></text:span></text:p>
          </table:table-cell>
          <table:table-cell table:style-name="Table10.C6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6" office:value-type="string">
            <text:p text:style-name="P106"><text:span text:style-name="Source_20_Text"><text:span text:style-name="T65">✅ true </text:span></text:span></text:p>
          </table:table-cell>
          <table:table-cell table:style-name="Table10.F6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true</text:span></text:span></text:p>
          </table:table-cell>
          <table:table-cell table:style-name="Table10.B6" office:value-type="string">
            <text:p text:style-name="P105"><text:span text:style-name="Source_20_Text"><text:span text:style-name="T65">true</text:span></text:span></text:p>
          </table:table-cell>
          <table:table-cell table:style-name="Table10.C7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7" office:value-type="string">
            <text:p text:style-name="P106"><text:span text:style-name="Source_20_Text"><text:span text:style-name="T65">✅ true </text:span></text:span></text:p>
          </table:table-cell>
          <table:table-cell table:style-name="Table10.F7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false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8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8" office:value-type="string">
            <text:p text:style-name="P106"><text:span text:style-name="Source_20_Text"><text:span text:style-name="T65">✅ true </text:span></text:span></text:p>
          </table:table-cell>
          <table:table-cell table:style-name="Table10.F8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foo"</text:span></text:span></text:p>
          </table:table-cell>
          <table:table-cell table:style-name="Table10.B6" office:value-type="string">
            <text:p text:style-name="P105"><text:span text:style-name="Source_20_Text"><text:span text:style-name="T65">"foo"</text:span></text:span></text:p>
          </table:table-cell>
          <table:table-cell table:style-name="Table10.C9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9" office:value-type="string">
            <text:p text:style-name="P106"><text:span text:style-name="Source_20_Text"><text:span text:style-name="T65">✅ true </text:span></text:span></text:p>
          </table:table-cell>
          <table:table-cell table:style-name="Table10.F9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0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0" office:value-type="string">
            <text:p text:style-name="P106"><text:span text:style-name="Source_20_Text"><text:span text:style-name="T65">✅ true </text:span></text:span></text:p>
          </table:table-cell>
          <table:table-cell table:style-name="Table10.F10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+0</text:span></text:span></text:p>
          </table:table-cell>
          <table:table-cell table:style-name="Table10.B6" office:value-type="string">
            <text:p text:style-name="P105"><text:span text:style-name="Source_20_Text"><text:span text:style-name="T65">-0</text:span></text:span></text:p>
          </table:table-cell>
          <table:table-cell table:style-name="Table10.C11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1" office:value-type="string">
            <text:p text:style-name="P106"><text:span text:style-name="Source_20_Text"><text:span text:style-name="T65">❌ false</text:span></text:span></text:p>
          </table:table-cell>
          <table:table-cell table:style-name="Table10.F11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+0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2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2" office:value-type="string">
            <text:p text:style-name="P106"><text:span text:style-name="Source_20_Text"><text:span text:style-name="T65">✅ true </text:span></text:span></text:p>
          </table:table-cell>
          <table:table-cell table:style-name="Table10.F12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-0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3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3" office:value-type="string">
            <text:p text:style-name="P106"><text:span text:style-name="Source_20_Text"><text:span text:style-name="T65">❌ false</text:span></text:span></text:p>
          </table:table-cell>
          <table:table-cell table:style-name="Table10.F13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n</text:span></text:span></text:p>
          </table:table-cell>
          <table:table-cell table:style-name="Table10.B6" office:value-type="string">
            <text:p text:style-name="P105"><text:span text:style-name="Source_20_Text"><text:span text:style-name="T65">-0n</text:span></text:span></text:p>
          </table:table-cell>
          <table:table-cell table:style-name="Table10.C14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4" office:value-type="string">
            <text:p text:style-name="P106"><text:span text:style-name="Source_20_Text"><text:span text:style-name="T65">✅ true </text:span></text:span></text:p>
          </table:table-cell>
          <table:table-cell table:style-name="Table10.F14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15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5" office:value-type="string">
            <text:p text:style-name="P106"><text:span text:style-name="Source_20_Text"><text:span text:style-name="T65">❌ false</text:span></text:span></text:p>
          </table:table-cell>
          <table:table-cell table:style-name="Table10.F15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"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16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6" office:value-type="string">
            <text:p text:style-name="P106"><text:span text:style-name="Source_20_Text"><text:span text:style-name="T65">❌ false</text:span></text:span></text:p>
          </table:table-cell>
          <table:table-cell table:style-name="Table10.F16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"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7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7" office:value-type="string">
            <text:p text:style-name="P106"><text:span text:style-name="Source_20_Text"><text:span text:style-name="T65">❌ false</text:span></text:span></text:p>
          </table:table-cell>
          <table:table-cell table:style-name="Table10.F17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0"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8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8" office:value-type="string">
            <text:p text:style-name="P106"><text:span text:style-name="Source_20_Text"><text:span text:style-name="T65">❌ false</text:span></text:span></text:p>
          </table:table-cell>
          <table:table-cell table:style-name="Table10.F18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17"</text:span></text:span></text:p>
          </table:table-cell>
          <table:table-cell table:style-name="Table10.B6" office:value-type="string">
            <text:p text:style-name="P105"><text:span text:style-name="Source_20_Text"><text:span text:style-name="T65">17</text:span></text:span></text:p>
          </table:table-cell>
          <table:table-cell table:style-name="Table10.C19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9" office:value-type="string">
            <text:p text:style-name="P106"><text:span text:style-name="Source_20_Text"><text:span text:style-name="T65">❌ false</text:span></text:span></text:p>
          </table:table-cell>
          <table:table-cell table:style-name="Table10.F19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[1, 2]</text:span></text:span></text:p>
          </table:table-cell>
          <table:table-cell table:style-name="Table10.B6" office:value-type="string">
            <text:p text:style-name="P105"><text:span text:style-name="Source_20_Text"><text:span text:style-name="T65">"1,2"</text:span></text:span></text:p>
          </table:table-cell>
          <table:table-cell table:style-name="Table10.C20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0" office:value-type="string">
            <text:p text:style-name="P106"><text:span text:style-name="Source_20_Text"><text:span text:style-name="T65">❌ false</text:span></text:span></text:p>
          </table:table-cell>
          <table:table-cell table:style-name="Table10.F20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ew String("foo")</text:span></text:span></text:p>
          </table:table-cell>
          <table:table-cell table:style-name="Table10.B6" office:value-type="string">
            <text:p text:style-name="P105"><text:span text:style-name="Source_20_Text"><text:span text:style-name="T65">"foo"</text:span></text:span></text:p>
          </table:table-cell>
          <table:table-cell table:style-name="Table10.C21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1" office:value-type="string">
            <text:p text:style-name="P106"><text:span text:style-name="Source_20_Text"><text:span text:style-name="T65">❌ false</text:span></text:span></text:p>
          </table:table-cell>
          <table:table-cell table:style-name="Table10.F21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ull</text:span></text:span></text:p>
          </table:table-cell>
          <table:table-cell table:style-name="Table10.B6" office:value-type="string">
            <text:p text:style-name="P105"><text:span text:style-name="Source_20_Text"><text:span text:style-name="T65">undefined</text:span></text:span></text:p>
          </table:table-cell>
          <table:table-cell table:style-name="Table10.C22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2" office:value-type="string">
            <text:p text:style-name="P106"><text:span text:style-name="Source_20_Text"><text:span text:style-name="T65">❌ false</text:span></text:span></text:p>
          </table:table-cell>
          <table:table-cell table:style-name="Table10.F22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ull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23" office:value-type="string">
            <text:p text:style-name="P106"><text:span text:style-name="Source_20_Text"><text:span text:style-name="T65">❌ false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3" office:value-type="string">
            <text:p text:style-name="P106"><text:span text:style-name="Source_20_Text"><text:span text:style-name="T65">❌ false</text:span></text:span></text:p>
          </table:table-cell>
          <table:table-cell table:style-name="Table10.F23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undefined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24" office:value-type="string">
            <text:p text:style-name="P106"><text:span text:style-name="Source_20_Text"><text:span text:style-name="T65">❌ false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4" office:value-type="string">
            <text:p text:style-name="P106"><text:span text:style-name="Source_20_Text"><text:span text:style-name="T65">❌ false</text:span></text:span></text:p>
          </table:table-cell>
          <table:table-cell table:style-name="Table10.F24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{foo: "bar"}</text:span></text:span></text:p>
          </table:table-cell>
          <table:table-cell table:style-name="Table10.B6" office:value-type="string">
            <text:p text:style-name="P105"><text:span text:style-name="Source_20_Text"><text:span text:style-name="T65">{foo: "bar"}</text:span></text:span></text:p>
          </table:table-cell>
          <table:table-cell table:style-name="Table10.C25" office:value-type="string">
            <text:p text:style-name="P106"><text:span text:style-name="Source_20_Text"><text:span text:style-name="T65">❌ false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5" office:value-type="string">
            <text:p text:style-name="P106"><text:span text:style-name="Source_20_Text"><text:span text:style-name="T65">❌ false</text:span></text:span></text:p>
          </table:table-cell>
          <table:table-cell table:style-name="Table10.F25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ew String("foo")</text:span></text:span></text:p>
          </table:table-cell>
          <table:table-cell table:style-name="Table10.B6" office:value-type="string">
            <text:p text:style-name="P105"><text:span text:style-name="Source_20_Text"><text:span text:style-name="T65">new String("foo")</text:span></text:span></text:p>
          </table:table-cell>
          <table:table-cell table:style-name="Table10.C26" office:value-type="string">
            <text:p text:style-name="P106"><text:span text:style-name="Source_20_Text"><text:span text:style-name="T65">❌ false</text:span></text:span></text:p>
          </table:table-cell>
          <table:table-cell table:style-name="Table10.D2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6" office:value-type="string">
            <text:p text:style-name="P106"><text:span text:style-name="Source_20_Text"><text:span text:style-name="T65">❌ false</text:span></text:span></text:p>
          </table:table-cell>
          <table:table-cell table:style-name="Table10.F26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</text:span></text:span></text:p>
          </table:table-cell>
          <table:table-cell table:style-name="Table10.B6" office:value-type="string">
            <text:p text:style-name="P105"><text:span text:style-name="Source_20_Text"><text:span text:style-name="T65">null</text:span></text:span></text:p>
          </table:table-cell>
          <table:table-cell table:style-name="Table10.C27" office:value-type="string">
            <text:p text:style-name="P106"><text:span text:style-name="Source_20_Text"><text:span text:style-name="T65">❌ false</text:span></text:span></text:p>
          </table:table-cell>
          <table:table-cell table:style-name="Table10.D2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7" office:value-type="string">
            <text:p text:style-name="P106"><text:span text:style-name="Source_20_Text"><text:span text:style-name="T65">❌ false</text:span></text:span></text:p>
          </table:table-cell>
          <table:table-cell table:style-name="Table10.F27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</text:span></text:span></text:p>
          </table:table-cell>
          <table:table-cell table:style-name="Table10.B6" office:value-type="string">
            <text:p text:style-name="P105"><text:span text:style-name="Source_20_Text"><text:span text:style-name="T65">NaN</text:span></text:span></text:p>
          </table:table-cell>
          <table:table-cell table:style-name="Table10.C28" office:value-type="string">
            <text:p text:style-name="P106"><text:span text:style-name="Source_20_Text"><text:span text:style-name="T65">❌ false</text:span></text:span></text:p>
          </table:table-cell>
          <table:table-cell table:style-name="Table10.D2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8" office:value-type="string">
            <text:p text:style-name="P106"><text:span text:style-name="Source_20_Text"><text:span text:style-name="T65">❌ false</text:span></text:span></text:p>
          </table:table-cell>
          <table:table-cell table:style-name="Table10.F28" office:value-type="string">
            <text:p text:style-name="P106"><text:span text:style-name="Source_20_Text"><text:span text:style-name="T65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5"><text:span text:style-name="Source_20_Text"><text:span text:style-name="T65">"foo"</text:span></text:span></text:p>
          </table:table-cell>
          <table:table-cell table:style-name="Table10.B6" office:value-type="string">
            <text:p text:style-name="P105"><text:span text:style-name="Source_20_Text"><text:span text:style-name="T65">NaN</text:span></text:span></text:p>
          </table:table-cell>
          <table:table-cell table:style-name="Table10.C29" office:value-type="string">
            <text:p text:style-name="P106"><text:span text:style-name="Source_20_Text"><text:span text:style-name="T65">❌ false</text:span></text:span></text:p>
          </table:table-cell>
          <table:table-cell table:style-name="Table10.D2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9" office:value-type="string">
            <text:p text:style-name="P106"><text:span text:style-name="Source_20_Text"><text:span text:style-name="T65">❌ false</text:span></text:span></text:p>
          </table:table-cell>
          <table:table-cell table:style-name="Table10.F29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30" office:value-type="string">
            <text:p text:style-name="P105"><text:span text:style-name="Source_20_Text"><text:span text:style-name="T65">NaN</text:span></text:span></text:p>
          </table:table-cell>
          <table:table-cell table:style-name="Table10.B30" office:value-type="string">
            <text:p text:style-name="P105"><text:span text:style-name="Source_20_Text"><text:span text:style-name="T65">NaN</text:span></text:span></text:p>
          </table:table-cell>
          <table:table-cell table:style-name="Table10.C30" office:value-type="string">
            <text:p text:style-name="P106"><text:span text:style-name="Source_20_Text"><text:span text:style-name="T65">❌ false</text:span></text:span></text:p>
          </table:table-cell>
          <table:table-cell table:style-name="Table10.D30" office:value-type="string">
            <text:p text:style-name="P106"><text:span text:style-name="Source_20_Text"><text:span text:style-name="T65">❌ false</text:span></text:span></text:p>
          </table:table-cell>
          <table:table-cell table:style-name="Table10.E30" office:value-type="string">
            <text:p text:style-name="P106"><text:span text:style-name="Source_20_Text"><text:span text:style-name="T65">✅ true </text:span></text:span></text:p>
          </table:table-cell>
          <table:table-cell table:style-name="Table10.F30" office:value-type="string">
            <text:p text:style-name="P106"><text:span text:style-name="Source_20_Text"><text:span text:style-name="T65">✅ true </text:span></text:span></text:p>
          </table:table-cell>
        </table:table-row>
      </table:table>
      <text:p text:style-name="P107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8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08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09"/>
            <text:p text:style-name="P110">Firefox, Firefox for Android 94</text:p>
            <text:p text:style-name="P110">Chrome, Chrome Android, WebView Android 98</text:p>
            <text:p text:style-name="P110">Edge 98</text:p>
            <text:p text:style-name="P110">Opera 84</text:p>
            <text:p text:style-name="P110">Opera Android 68</text:p>
            <text:p text:style-name="P110">Safari, Safari for iOS, WebView on iOS 15.4</text:p>
            <text:p text:style-name="P110">Samsung Internet 18</text:p>
            <text:p text:style-name="P110">Deno 1.14, Node.js 17</text:p>
            <text:p text:style-name="P111">Supported in all major browsers.</text:p>
            <text:p text:style-name="P109"/>
            <text:p text:style-name="P109"/>
            <text:p text:style-name="P109">The structuredClone() <text:span text:style-name="T66">function</text:span> creates a deep clone of a given value using the structured clone algorithm.</text:p>
            <text:p text:style-name="P109"/>
            <text:p text:style-name="P109"/>
            <text:p text:style-name="P112">Usage:</text:p>
            <text:p text:style-name="P112"/>
            <text:p text:style-name="P113"><text:span text:style-name="Source_20_Text"><text:span text:style-name="T67">structuredClone(value)</text:span></text:span></text:p>
            <text:p text:style-name="P114"><text:span text:style-name="Source_20_Text"><text:span text:style-name="T14">structuredClone(value, options)</text:span></text:span></text:p>
            <text:p text:style-name="P115">Options:</text:p>
            <text:p text:style-name="P110"><text:s text:c="2"/>transfer: An array of transferable objects that will be moved rather than cloned to the returned object.</text:p>
            <text:p text:style-name="P109"/>
            <text:p text:style-name="P109"/>
            <text:p text:style-name="P116">Example:</text:p>
            <text:p text:style-name="P117"/>
            <text:p text:style-name="P117">let x = { "a": [1, 2], "b": "lorem ipsum" };</text:p>
            <text:p text:style-name="P117">let y = structuredClone(x);</text:p>
            <text:p text:style-name="P117">console.log(x <text:s text:c="5"/>=== y);<text:span text:style-name="T28"> <text:s text:c="5"/>// false</text:span></text:p>
            <text:p text:style-name="P117">console.log(x.a <text:s text:c="3"/>=== y.a);<text:span text:style-name="T28"> <text:s text:c="3"/>// false</text:span></text:p>
            <text:p text:style-name="P117">console.log(x.a[0] === y.a[0]);<text:span text:style-name="T28"> // true</text:span></text:p>
            <text:p text:style-name="P117">console.log(x.a[1] === y.a[1]);<text:span text:style-name="T28"> // true</text:span></text:p>
            <text:p text:style-name="P117">console.log(x.b <text:s text:c="3"/>=== y.b);<text:span text:style-name="T28"> <text:s text:c="3"/>// true</text:span></text:p>
            <text:p text:style-name="P118"/>
          </table:table-cell>
          <table:table-cell table:style-name="Table9.B2" office:value-type="string">
            <text:p text:style-name="P119"/>
            <text:p text:style-name="P120">Primitive types, except Symbol:</text:p>
            <text:p text:style-name="P119"/>
            <text:p text:style-name="P119">Null</text:p>
            <text:p text:style-name="P119">Undefined</text:p>
            <text:p text:style-name="P119">Boolean</text:p>
            <text:p text:style-name="P119">Number</text:p>
            <text:p text:style-name="P119">BigInt</text:p>
            <text:p text:style-name="P119">String</text:p>
            <text:p text:style-name="P119"/>
            <text:p text:style-name="P120">Object types:</text:p>
            <text:p text:style-name="P120"/>
            <text:p text:style-name="P119">Array</text:p>
            <text:p text:style-name="P119">ArrayBuffer</text:p>
            <text:p text:style-name="P119">Boolean</text:p>
            <text:p text:style-name="P119">DataView</text:p>
            <text:p text:style-name="P119">Date</text:p>
            <text:p text:style-name="P119">Map</text:p>
            <text:p text:style-name="P119">Number</text:p>
            <text:p text:style-name="P119">Object objects: but only plain objects (e.g., from object literals).</text:p>
            <text:p text:style-name="P119">RegExp <text:span text:style-name="T68">(l</text:span>astIndex is not preserved<text:span text:style-name="T68">)</text:span></text:p>
            <text:p text:style-name="P119">Set</text:p>
            <text:p text:style-name="P119">String</text:p>
            <text:p text:style-name="P119">TypedArray</text:p>
            <text:p text:style-name="P119"/>
            <text:p text:style-name="P120">Error objects:</text:p>
            <text:p text:style-name="P120"/>
            <text:p text:style-name="P121">AggregateError <text:span text:style-name="T68">(cloning not supported in every JS interpreter)</text:span></text:p>
            <text:p text:style-name="P119">Error</text:p>
            <text:p text:style-name="P119">EvalError</text:p>
            <text:p text:style-name="P119">RangeError</text:p>
            <text:p text:style-name="P119">ReferenceError</text:p>
            <text:p text:style-name="P119">SyntaxError</text:p>
            <text:p text:style-name="P119">TypeError</text:p>
            <text:p text:style-name="P119">URIError</text:p>
            <text:p text:style-name="P119"/>
          </table:table-cell>
          <table:table-cell table:style-name="Table9.C2" office:value-type="string">
            <text:p text:style-name="P122"/>
            <text:p text:style-name="P122">Web/API types:</text:p>
            <text:p text:style-name="P122"/>
            <text:p text:style-name="P123">AudioData</text:p>
            <text:p text:style-name="P123">Blob</text:p>
            <text:p text:style-name="P123">CropTarget</text:p>
            <text:p text:style-name="P123">CryptoKey</text:p>
            <text:p text:style-name="P123">DOMException: browsers must serialize the properties name and message. Other attributes may also be serialized/cloned.</text:p>
            <text:p text:style-name="P123">DOMMatrix</text:p>
            <text:p text:style-name="P123">DOMMatrixReadOnly</text:p>
            <text:p text:style-name="P123">DOMPoint</text:p>
            <text:p text:style-name="P123">DOMPointReadOnly</text:p>
            <text:p text:style-name="P123">DOMQuad</text:p>
            <text:p text:style-name="P123">DOMRect</text:p>
            <text:p text:style-name="P123">DOMRectReadOnly</text:p>
            <text:p text:style-name="P123">EncodedAudioChunk</text:p>
            <text:p text:style-name="P123">EncodedVideoChunk</text:p>
            <text:p text:style-name="P123">FencedFrameConfig</text:p>
            <text:p text:style-name="P123">File</text:p>
            <text:p text:style-name="P123">FileList</text:p>
            <text:p text:style-name="P123">FileSystemDirectoryHandle</text:p>
            <text:p text:style-name="P123">FileSystemFileHandle</text:p>
            <text:p text:style-name="P123">FileSystemHandle</text:p>
            <text:p text:style-name="P123">GPUCompilationInfo</text:p>
            <text:p text:style-name="P123">GPUCompilationMessage</text:p>
            <text:p text:style-name="P123">GPUPipelineError</text:p>
            <text:p text:style-name="P123">ImageBitmap</text:p>
            <text:p text:style-name="P123">ImageData</text:p>
            <text:p text:style-name="P123">RTCCertificate</text:p>
            <text:p text:style-name="P123">RTCEncodedAudioFrame</text:p>
            <text:p text:style-name="P123">RTCEncodedVideoFrame</text:p>
            <text:p text:style-name="P123">VideoFrame</text:p>
            <text:p text:style-name="P123">WebTransportError</text:p>
          </table:table-cell>
        </table:table-row>
      </table:table>
      <text:p text:style-name="P124"/>
      <text:p text:style-name="P124"/>
      <text:p text:style-name="P124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25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25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26"/>
            <text:p text:style-name="P127">const map<text:span text:style-name="T69">1</text:span> = new Map([["<text:span text:style-name="T70">DNA</text:span>", "<text:span text:style-name="T70">42</text:span>"]]);</text:p>
            <text:p text:style-name="P127"><text:line-break/>console.log(map<text:span text:style-name="T69">1</text:span>.getOrInsert("<text:span text:style-name="T70">DNA</text:span>", "<text:span text:style-name="T71">54</text:span>"));</text:p>
            <text:p text:style-name="P128">// <text:span text:style-name="T72">42</text:span></text:p>
            <text:p text:style-name="P128"/>
            <text:p text:style-name="P128">console.log(map<text:span text:style-name="T69">1</text:span>.getOrInsert("<text:span text:style-name="T70">DNA2</text:span>", "default"));<text:line-break/>// "default"</text:p>
            <text:p text:style-name="P128"/>
            <text:p text:style-name="P129">console.log(map<text:span text:style-name="T69">1</text:span>.get("<text:span text:style-name="T70">DNA</text:span><text:span text:style-name="T73">2</text:span>"));</text:p>
            <text:p text:style-name="P130">// "<text:span text:style-name="T74">default"</text:span></text:p>
            <text:p text:style-name="P126"/>
          </table:table-cell>
          <table:table-cell table:style-name="Table11.B2" office:value-type="string">
            <text:p text:style-name="P131"/>
            <text:p text:style-name="P131">const wm<text:span text:style-name="T75">1</text:span> = new WeakMap();</text:p>
            <text:p text:style-name="P131">const obj<text:span text:style-name="T76">1</text:span> = {};</text:p>
            <text:p text:style-name="P131"/>
            <text:p text:style-name="P132">console.log(wm<text:span text:style-name="T75">1</text:span>.g<text:span text:style-name="T77">e</text:span>t(obj<text:span text:style-name="T76">1</text:span>)); </text:p>
            <text:p text:style-name="P132">// undefined</text:p>
            <text:p text:style-name="P133">console.log(wm<text:span text:style-name="T75">1</text:span>.getOrInsert(obj<text:span text:style-name="T76">1</text:span>, <text:span text:style-name="T78">42</text:span>));</text:p>
            <text:p text:style-name="P133">// <text:span text:style-name="T79">42</text:span></text:p>
            <text:p text:style-name="P133">console.log(wm<text:span text:style-name="T75">1</text:span>.get(obj<text:span text:style-name="T76">1</text:span>)); </text:p>
            <text:p text:style-name="P133">// <text:span text:style-name="T79">42</text:span></text:p>
            <text:p text:style-name="P134">console.log(wm<text:span text:style-name="T75">1</text:span>.getOrInsert(obj<text:span text:style-name="T76">1</text:span>, "default")); </text:p>
            <text:p text:style-name="P134">// <text:span text:style-name="T80">42</text:span></text:p>
            <text:p text:style-name="P135">console.log(wm<text:span text:style-name="T75">1</text:span>.g<text:span text:style-name="T77">e</text:span>t(obj<text:span text:style-name="T76">1</text:span>)); </text:p>
            <text:p text:style-name="P135">// <text:span text:style-name="T81">42</text:span></text:p>
            <text:p text:style-name="P131"/>
          </table:table-cell>
        </table:table-row>
        <table:table-row>
          <table:table-cell table:style-name="Table11.A3" office:value-type="string">
            <text:p text:style-name="P136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25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26"/>
            <text:p text:style-name="P137">const map1 = new Map([["DNA", 42]]);</text:p>
            <text:p text:style-name="P137">const helperFN1 = (prop) =&gt; 54;</text:p>
            <text:p text:style-name="P137"/>
            <text:p text:style-name="P137">console.log(map1.get("DNA"));</text:p>
            <text:p text:style-name="P137">// 42</text:p>
            <text:p text:style-name="P137">console.log(map1.getOrInsertComputed("DNA", helperFN1));</text:p>
            <text:p text:style-name="P137">// 42</text:p>
            <text:p text:style-name="P137">console.log(map1.get("DNA"));</text:p>
            <text:p text:style-name="P137">// 42</text:p>
            <text:p text:style-name="P137"/>
            <text:p text:style-name="P137">console.log(map1.getOrInsert("DNA2", helperFN1("DNA2")));</text:p>
            <text:p text:style-name="P137">// 54</text:p>
            <text:p text:style-name="P137">console.log(map1.getOrInsertComputed("DNA2", helperFN1));</text:p>
            <text:p text:style-name="P137">// 54</text:p>
            <text:p text:style-name="P137">console.log(map1.get("DNA2"));</text:p>
            <text:p text:style-name="P137">// 54</text:p>
            <text:p text:style-name="P137"/>
          </table:table-cell>
          <table:table-cell table:style-name="Table11.B4" office:value-type="string">
            <text:p text:style-name="P138"/>
            <text:p text:style-name="P138">const weakmap1 = new WeakMap();</text:p>
            <text:p text:style-name="P138">const obj1 = {};</text:p>
            <text:p text:style-name="P138">const obj2 = {};</text:p>
            <text:p text:style-name="P138">const helperFN1 = (prop) =&gt; 54;</text:p>
            <text:p text:style-name="P138"/>
            <text:p text:style-name="P138">console.log(weakmap1.get(obj1));</text:p>
            <text:p text:style-name="P138">// undefined</text:p>
            <text:p text:style-name="P138">console.log(weakmap1.getOrInsert(obj1, 42));</text:p>
            <text:p text:style-name="P138">// 42</text:p>
            <text:p text:style-name="P138">console.log(weakmap1.getOrInsertComputed(obj1, helperFN1));</text:p>
            <text:p text:style-name="P138">// 42</text:p>
            <text:p text:style-name="P139">console.log(weakmap1.get(obj1));</text:p>
            <text:p text:style-name="P139">// <text:span text:style-name="T82">42</text:span></text:p>
            <text:p text:style-name="P138"/>
            <text:p text:style-name="P138">console.log(weakmap1.get(obj2));</text:p>
            <text:p text:style-name="P138">// undefined</text:p>
            <text:p text:style-name="P138">console.log(weakmap1.getOrInsertComputed(obj2, helperFN1));</text:p>
            <text:p text:style-name="P138">// 54</text:p>
            <text:p text:style-name="P138">console.log(weakmap1.get(obj2));</text:p>
            <text:p text:style-name="P138">// <text:span text:style-name="T83">54</text:span></text:p>
            <text:p text:style-name="P131"/>
          </table:table-cell>
        </table:table-row>
      </table:table>
      <text:p text:style-name="Text_20_body"/>
      <text:p text:style-name="Text_20_body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40">Iterator methods</text:p>
          </table:table-cell>
          <table:table-cell table:style-name="Table8.B1" office:value-type="string">
            <text:p text:style-name="P140">Iterator methods samples</text:p>
          </table:table-cell>
        </table:table-row>
        <table:table-row>
          <table:table-cell table:style-name="Table8.A2" office:value-type="string">
            <text:p text:style-name="P141">Firefox, Firefox for Android 131</text:p>
            <text:p text:style-name="P142">Chrome, Edge, Webview Android 122 <text:span text:style-name="T84">and</text:span><text:span text:style-name="T85"> </text:span>Opera 108</text:p>
            <text:p text:style-name="P141">Safari, Safari in iOS, Webview on iOS 18.4</text:p>
            <text:p text:style-name="P143">Samsung Internet 26.0 <text:span text:style-name="T86">and</text:span><text:span text:style-name="T87"> </text:span>Node.js <text:span text:style-name="T88">22 </text:span><text:span text:style-name="T89">and</text:span><text:span text:style-name="T90"> Deno 1.42</text:span></text:p>
          </table:table-cell>
          <table:table-cell table:style-name="Table8.B2" office:value-type="string">
            <text:p text:style-name="P141"><text:span text:style-name="T91">const</text:span> A1 = [ 1, 2, 3, 4 ];</text:p>
            <text:p text:style-name="P141"><text:span text:style-name="T91">const</text:span><text:span text:style-name="T92"> </text:span>A<text:span text:style-name="T93">2</text:span> = [ <text:span text:style-name="T94">5</text:span>, <text:span text:style-name="T94">6</text:span>, <text:span text:style-name="T94">7</text:span>, <text:span text:style-name="T94">8 </text:span>];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rom" text:style-name="Internet_20_link" text:visited-style-name="Visited_20_Internet_20_Link">Iterator.from</text:a>(object);</text:p>
          </table:table-cell>
          <table:table-cell table:style-name="Table8.B3" office:value-type="string">
            <text:p text:style-name="P141">Iterator.from(A1); // Iterator&lt;<text:span text:style-name="T95">any&gt;</text:span> { 1, 2, 3, 4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concat" text:style-name="Internet_20_link" text:visited-style-name="Visited_20_Internet_20_Link">Iterator.concat</text:a>(it1, it2, /* …, */ itN);</text:p>
          </table:table-cell>
          <table:table-cell table:style-name="Table8.B4" office:value-type="string">
            <text:p text:style-name="P141">Iterator.concat( A1.<text:span text:style-name="T96">values(), A2.values() </text:span>);</text:p>
            <text:p text:style-name="P141">// Iterator&lt;<text:span text:style-name="T95">any&gt;</text:span> { 1, 2, 3, 4, 5, 6, <text:span text:style-name="T97">7, </text:span><text:span text:style-name="T93">8 </text:span>}</text:p>
          </table:table-cell>
        </table:table-row>
        <table:table-row>
          <table:table-cell table:style-name="Table8.A2" office:value-type="string">
            <text:p text:style-name="P144"><text:a xlink:type="simple" xlink:href="https://developer.mozilla.org/en-US/docs/Web/JavaScript/Reference/Global_Objects/Iterator/zip" text:style-name="Internet_20_link" text:visited-style-name="Visited_20_Internet_20_Link"><text:span text:style-name="Source_20_Text"><text:span text:style-name="T14">Iterator.zip</text:span></text:span></text:a><text:span text:style-name="Source_20_Text"><text:span text:style-name="T14">(iterables</text:span></text:span><text:span text:style-name="Source_20_Text"><text:span text:style-name="T98">[</text:span></text:span><text:span text:style-name="Source_20_Text"><text:span text:style-name="T14">, options </text:span></text:span><text:span text:style-name="Source_20_Text"><text:span text:style-name="T99">object</text:span></text:span><text:span text:style-name="Source_20_Text"><text:span text:style-name="T98">]</text:span></text:span><text:span text:style-name="Source_20_Text"><text:span text:style-name="T14">);</text:span></text:span></text:p>
            <text:p text:style-name="P145"><text:span text:style-name="Source_20_Text"><text:span text:style-name="T100">options object:</text:span></text:span></text:p>
            <text:p text:style-name="P145"><text:span text:style-name="Source_20_Text"><text:span text:style-name="T101"><text:s/></text:span></text:span><text:span text:style-name="Source_20_Text"><text:span text:style-name="T100"><text:s/>"mode": </text:span></text:span><text:span text:style-name="Source_20_Text"><text:span text:style-name="T101">"shortest" </text:span></text:span><text:span text:style-name="Source_20_Text"><text:span text:style-name="T102">(</text:span></text:span><text:span text:style-name="Source_20_Text"><text:span text:style-name="T100">default), "longest", "strict"</text:span></text:span></text:p>
            <text:p text:style-name="P145"><text:span text:style-name="Source_20_Text"><text:span text:style-name="T102"><text:s text:c="2"/>"padding": padding[i] (iterator converting to array)</text:span></text:span></text:p>
          </table:table-cell>
          <table:table-cell table:style-name="Table8.B5" office:value-type="string">
            <text:p text:style-name="P146">Iterator.zip( [ A1.values(), A2.values() ] );</text:p>
            <text:p text:style-name="P141">// Iterator&lt;<text:span text:style-name="T103">Array&gt;</text:span> { [1, <text:span text:style-name="T104">5</text:span>], <text:s/>[ 2, <text:span text:style-name="T104">6</text:span> ], [ 3, <text:span text:style-name="T104">7</text:span> ], [ 4, <text:span text:style-name="T104">8</text:span> ] <text:span text:style-name="T105">}</text:span></text:p>
          </table:table-cell>
        </table:table-row>
        <table:table-row>
          <table:table-cell table:style-name="Table8.A2" office:value-type="string">
            <text:p text:style-name="P147"><text:a xlink:type="simple" xlink:href="https://developer.mozilla.org/en-US/docs/Web/JavaScript/Reference/Global_Objects/Iterator/zipKeyed" text:style-name="Internet_20_link" text:visited-style-name="Visited_20_Internet_20_Link"><text:span text:style-name="Source_20_Text"><text:span text:style-name="T106">Iterator.zipKeyed</text:span></text:span></text:a><text:span text:style-name="Source_20_Text"><text:span text:style-name="T106">(iterables</text:span></text:span><text:span text:style-name="Source_20_Text"><text:span text:style-name="T107">[</text:span></text:span><text:span text:style-name="Source_20_Text"><text:span text:style-name="T106">, options </text:span></text:span><text:span text:style-name="Source_20_Text"><text:span text:style-name="T108">object</text:span></text:span><text:span text:style-name="Source_20_Text"><text:span text:style-name="T107">]</text:span></text:span><text:span text:style-name="Source_20_Text"><text:span text:style-name="T106">);</text:span></text:span></text:p>
            <text:p text:style-name="P148"><text:span text:style-name="Source_20_Text"><text:span text:style-name="T100">options object: </text:span></text:span><text:span text:style-name="Source_20_Text"><text:span text:style-name="T109">same a</text:span></text:span><text:span text:style-name="Source_20_Text"><text:span text:style-name="T110">s </text:span></text:span><text:span text:style-name="Source_20_Text"><text:span text:style-name="T109">Iterator.zip(); </text:span></text:span><text:span text:style-name="Source_20_Text"><text:span text:style-name="T111">options object</text:span></text:span></text:p>
          </table:table-cell>
          <table:table-cell table:style-name="Table8.B6" office:value-type="string">
            <text:p text:style-name="P141">Iterator.zipKeyed( [ A1.values(), A2.values() ] );</text:p>
            <text:p text:style-name="P141">// Iterator&lt;<text:span text:style-name="T103">Object&gt;</text:span> {{0:1, 1:<text:span text:style-name="T112">5</text:span>}, {0:2, 1:<text:span text:style-name="T112">6</text:span>}, {0:3,1:<text:span text:style-name="T112">7</text:span>}, {0:4,1:<text:span text:style-name="T112">8</text:span>}<text:span text:style-name="T103">}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drop" text:style-name="Internet_20_link" text:visited-style-name="Visited_20_Internet_20_Link">Iterator.prototype.drop</text:a>(limit);</text:p>
          </table:table-cell>
          <table:table-cell table:style-name="Table8.B7" office:value-type="string">
            <text:p text:style-name="P141">A1.values().drop(<text:span text:style-name="T113">2</text:span>); // Iterato<text:span text:style-name="T95">r&lt;any&gt;</text:span> { <text:span text:style-name="T113">3</text:span>, <text:span text:style-name="T113">4</text:span>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every" text:style-name="Internet_20_link" text:visited-style-name="Visited_20_Internet_20_Link">Iterator.prototype.every</text:a>(callbackFn(Element, index));</text:p>
          </table:table-cell>
          <table:table-cell table:style-name="Table8.B8" office:value-type="string">
            <text:p text:style-name="P149">A1.values().every( (x) =&gt; x &gt; 0 ); // true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ilter" text:style-name="Internet_20_link" text:visited-style-name="Visited_20_Internet_20_Link">Iterator.prototype.filter</text:a>(callbackFn(Element, index));</text:p>
          </table:table-cell>
          <table:table-cell table:style-name="Table8.B9" office:value-type="string">
            <text:p text:style-name="P141">A1.values().filter( (x) =&gt; x &gt; <text:span text:style-name="T114">2 </text:span>); // Iterator<text:span text:style-name="T95">&lt;any&gt;</text:span> { <text:span text:style-name="T114">3</text:span>, <text:span text:style-name="T114">4</text:span>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ind" text:style-name="Internet_20_link" text:visited-style-name="Visited_20_Internet_20_Link">Iterator.prototype.find</text:a>(callbackFn(Element, index));</text:p>
          </table:table-cell>
          <table:table-cell table:style-name="Table8.B10" office:value-type="string">
            <text:p text:style-name="P141">A1.values().find( (x) =&gt; x &gt; <text:span text:style-name="T115">2 </text:span>); // <text:span text:style-name="T115">3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latMap" text:style-name="Internet_20_link" text:visited-style-name="Visited_20_Internet_20_Link">Iterator.prototype.flatMap</text:a>(callbackFn(Element, index));</text:p>
          </table:table-cell>
          <table:table-cell table:style-name="Table8.B11" office:value-type="string">
            <text:p text:style-name="P150">new Map([</text:p>
            <text:p text:style-name="P150"><text:s text:c="2"/>new Map([ ["a", 1], ["b", 2] ]), new Map([ [ "c", 3], ["d", 4]])</text:p>
            <text:p text:style-name="P151">].values().flatMap( (x) =&gt; x) );</text:p>
            <text:p text:style-name="P151">// Map(<text:span text:style-name="T116">4</text:span>) { a → 1, b → 2, c → 3, d → 4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orEach" text:style-name="Internet_20_link" text:visited-style-name="Visited_20_Internet_20_Link">Iterator.prototype.forEach</text:a>(callbackFn(Element, index));</text:p>
          </table:table-cell>
          <table:table-cell table:style-name="Table8.B12" office:value-type="string">
            <text:p text:style-name="P152">A1.values().<text:span text:style-name="T117">forEach( (e) =&gt; console.log(e) )</text:span>; // <text:span text:style-name="T117">1 2 </text:span><text:span text:style-name="T118">3 4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map" text:style-name="Internet_20_link" text:visited-style-name="Visited_20_Internet_20_Link">Iterator.prototype.map</text:a>(callbackFn(Element, index));</text:p>
          </table:table-cell>
          <table:table-cell table:style-name="Table8.B13" office:value-type="string">
            <text:p text:style-name="P141">A1.values().map( (x) =&gt; x * 2 ); // Iterator<text:span text:style-name="T95">&lt;any&gt; </text:span>{ 2, 4, 6, 8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reduce" text:style-name="Internet_20_link" text:visited-style-name="Visited_20_Internet_20_Link">Iterator.prototype.reduce</text:a>(callbackFn(accumulator, </text:p>
            <text:p text:style-name="P141"><text:s text:c="2"/>currentValue, currentIndex), initialValue: Optional);</text:p>
          </table:table-cell>
          <table:table-cell table:style-name="Table8.B14" office:value-type="string">
            <text:p text:style-name="P141">A1.values().reduce( (ac, it) =&gt; (ac + it), 0 ); // <text:span text:style-name="T119">10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some" text:style-name="Internet_20_link" text:visited-style-name="Visited_20_Internet_20_Link">Iterator.prototype.s<text:span text:style-name="T120">o</text:span>me</text:a>(callbackFn(Element, index));</text:p>
          </table:table-cell>
          <table:table-cell table:style-name="Table8.B15" office:value-type="string">
            <text:p text:style-name="P153">A1.values().some( (x) =&gt; x &gt; <text:span text:style-name="T121">2 </text:span>); // true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take" text:style-name="Internet_20_link" text:visited-style-name="Visited_20_Internet_20_Link">Iterator.prototype.take</text:a>(limit);</text:p>
          </table:table-cell>
          <table:table-cell table:style-name="Table8.B16" office:value-type="string">
            <text:p text:style-name="P141">A1.values().take(<text:span text:style-name="T122">2</text:span>); // Iterator<text:span text:style-name="T95">&lt;any&gt;</text:span> { 1, 2 }</text:p>
          </table:table-cell>
        </table:table-row>
        <table:table-row>
          <table:table-cell table:style-name="Table8.A2" office:value-type="string">
            <text:p text:style-name="P154"><text:a xlink:type="simple" xlink:href="https://developer.mozilla.org/en-US/docs/Web/JavaScript/Reference/Global_Objects/Iterator/toArray" text:style-name="Internet_20_link" text:visited-style-name="Visited_20_Internet_20_Link">Iterator.prototype.toArray</text:a>();</text:p>
            <text:p text:style-name="P155"><text:span text:style-name="T123">Same as </text:span>Array.from(iterator); and [...iterator];</text:p>
          </table:table-cell>
          <table:table-cell table:style-name="Table8.B17" office:value-type="string">
            <text:p text:style-name="P156">A1.values().toArray(); <text:span text:style-name="T124">// Array(</text:span><text:span text:style-name="T125">4</text:span><text:span text:style-name="T124">) [ 1, 2, 3, 4 ]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Symbol.dispose" text:style-name="Internet_20_link" text:visited-style-name="Visited_20_Internet_20_Link">Iterator.prototype[Symbol.dispose]</text:a>();</text:p>
          </table:table-cell>
          <table:table-cell table:style-name="Table8.B18" office:value-type="string">
            <text:p text:style-name="P141"/>
          </table:table-cell>
        </table:table-row>
        <table:table-row table:style-name="Table8.19">
          <table:table-cell table:style-name="Table8.A2" office:value-type="string">
            <text:p text:style-name="P141"><text:a xlink:type="simple" xlink:href="https://developer.mozilla.org/en-US/docs/Web/JavaScript/Reference/Global_Objects/Iterator/Symbol.iterator" text:style-name="Internet_20_link" text:visited-style-name="Visited_20_Internet_20_Link">Iterator.prototype[Symbol.iterator]</text:a>();</text:p>
          </table:table-cell>
          <table:table-cell table:style-name="Table8.B19" office:value-type="string">
            <text:p text:style-name="P141"><text:span text:style-name="T124"/></text:p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14T11:58:31.779011700</dc:date>
    <meta:print-date>2026-03-31T23:51:53.436374900</meta:print-date>
    <meta:editing-cycles>637</meta:editing-cycles>
    <meta:editing-duration>PT21H40M5S</meta:editing-duration>
    <meta:printed-by>PDF files</meta:printed-by>
    <meta:document-statistic meta:table-count="12" meta:image-count="0" meta:object-count="0" meta:page-count="12" meta:paragraph-count="874" meta:word-count="3109" meta:character-count="23453" meta:non-whitespace-character-count="20799"/>
    <meta:template xlink:type="simple" xlink:actuate="onRequest" xlink:title="" xlink:href="Normal.dotm"/>
  </office:meta>
</office:document-meta>
</file>